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7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5"/>
        <table:table-column table:style-name="co7" table:number-columns-repeated="2" table:default-cell-style-name="ce7"/>
        <table:table-column table:style-name="co8" table:default-cell-style-name="ce7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4" office:value-type="string" calcext:value-type="string">
            <text:p>HB (drivers)</text:p>
          </table:table-cell>
          <table:table-cell table:style-name="ce4" office:value-type="string" calcext:value-type="string">
            <text:p>HB (trailers)</text:p>
          </table:table-cell>
          <table:table-cell table:style-name="ce6" office:value-type="string" calcext:value-type="string">
            <text:p>Wear from drivers</text:p>
          </table:table-cell>
          <table:table-cell table:style-name="ce6" office:value-type="string" calcext:value-type="string">
            <text:p>Wear from trailers</text:p>
          </table:table-cell>
          <table:table-cell table:style-name="ce6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Stephenson improved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00" calcext:value-type="float">
            <text:p>15300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00" calcext:value-type="float">
            <text:p>153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7637.5" calcext:value-type="float">
            <text:p>17638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5312.5" calcext:value-type="float">
            <text:p>15313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3150" calcext:value-type="float">
            <text:p>3150</text:p>
          </table:table-cell>
          <table:table-cell table:formula="of:=[.J7]+[.I7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613.75" calcext:value-type="float">
            <text:p>10614</text:p>
          </table:table-cell>
          <table:table-cell table:formula="of:=([.E8]/8)*(1+[.H8])*10000*[.F8]" office:value-type="float" office:value="0" calcext:value-type="float">
            <text:p>0</text:p>
          </table:table-cell>
          <table:table-cell table:formula="of:=[.J8]+[.I8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8300" calcext:value-type="float">
            <text:p>8300</text:p>
          </table:table-cell>
          <table:table-cell table:formula="of:=([.E9]/8)*(1+[.H9])*10000*[.F9]" office:value-type="float" office:value="6300" calcext:value-type="float">
            <text:p>6300</text:p>
          </table:table-cell>
          <table:table-cell table:formula="of:=[.J9]+[.I9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957.5" calcext:value-type="float">
            <text:p>20958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formula="of:=(10.5-[.C11])"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8922.5" calcext:value-type="float">
            <text:p>8923</text:p>
          </table:table-cell>
          <table:table-cell table:formula="of:=([.E11]/8)*(1+[.H11])*10000*[.F11]" office:value-type="float" office:value="19530" calcext:value-type="float">
            <text:p>19530</text:p>
          </table:table-cell>
          <table:table-cell table:formula="of:=[.J11]+[.I11]" office:value-type="float" office:value="28452.5" calcext:value-type="float">
            <text:p>28453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0750" calcext:value-type="float">
            <text:p>20750</text:p>
          </table:table-cell>
          <table:table-cell table:formula="of:=([.E12]/8)*(1+[.H12])*10000*[.F12]" office:value-type="float" office:value="6615" calcext:value-type="float">
            <text:p>6615</text:p>
          </table:table-cell>
          <table:table-cell table:formula="of:=[.J12]+[.I12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4900" calcext:value-type="float">
            <text:p>24900</text:p>
          </table:table-cell>
          <table:table-cell table:formula="of:=([.E13]/8)*(1+[.H13])*10000*[.F13]" office:value-type="float" office:value="7087.5" calcext:value-type="float">
            <text:p>7088</text:p>
          </table:table-cell>
          <table:table-cell table:formula="of:=[.J13]+[.I13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pass. Eng.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0375" calcext:value-type="float">
            <text:p>10375</text:p>
          </table:table-cell>
          <table:table-cell table:formula="of:=([.E14]/8)*(1+[.H14])*10000*[.F14]" office:value-type="float" office:value="5512.5" calcext:value-type="float">
            <text:p>5513</text:p>
          </table:table-cell>
          <table:table-cell table:formula="of:=[.J14]+[.I14]" office:value-type="float" office:value="15887.5" calcext:value-type="float">
            <text:p>15888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Bury bar frame goods</text:p>
          </table:table-cell>
          <table:table-cell table:formula="of:=8.7/2"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18052.5" calcext:value-type="float">
            <text:p>18053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18052.5" calcext:value-type="float">
            <text:p>1805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DR mineral engine</text:p>
          </table:table-cell>
          <table:table-cell table:formula="of:=19.1/3" office:value-type="float" office:value="6.36666666666667" calcext:value-type="float">
            <text:p>6.3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39632.5" calcext:value-type="float">
            <text:p>39633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39632.5" calcext:value-type="float">
            <text:p>39633</text:p>
          </table:table-cell>
          <table:table-cell table:number-columns-repeated="1013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Stephenson 2-2-2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(12.5-[.C17])/[.F17]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11687.5" calcext:value-type="float">
            <text:p>11688</text:p>
          </table:table-cell>
          <table:table-cell table:formula="of:=([.E17]/8)*(1+[.H17])*10000*[.F17]" office:value-type="float" office:value="11025" calcext:value-type="float">
            <text:p>11025</text:p>
          </table:table-cell>
          <table:table-cell table:formula="of:=[.J17]+[.I17]" office:value-type="float" office:value="22712.5" calcext:value-type="float">
            <text:p>22713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Tayleur 2-2-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16.2-[.C18])/2"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14525" calcext:value-type="float">
            <text:p>14525</text:p>
          </table:table-cell>
          <table:table-cell table:formula="of:=([.E18]/8)*(1+[.H18])*10000*[.F18]" office:value-type="float" office:value="14490" calcext:value-type="float">
            <text:p>14490</text:p>
          </table:table-cell>
          <table:table-cell table:formula="of:=[.J18]+[.I18]" office:value-type="float" office:value="29015" calcext:value-type="float">
            <text:p>29015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1333.3333333333" calcext:value-type="float">
            <text:p>11333</text:p>
          </table:table-cell>
          <table:table-cell table:formula="of:=([.E19]/8)*(1+[.H19])*10000*[.F19]" office:value-type="float" office:value="16800" calcext:value-type="float">
            <text:p>16800</text:p>
          </table:table-cell>
          <table:table-cell table:formula="of:=[.J19]+[.I1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29050" calcext:value-type="float">
            <text:p>29050</text:p>
          </table:table-cell>
          <table:table-cell table:formula="of:=([.E20]/8)*(1+[.H20])*10000*[.F20]" office:value-type="float" office:value="4725" calcext:value-type="float">
            <text:p>4725</text:p>
          </table:table-cell>
          <table:table-cell table:formula="of:=[.J20]+[.I20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Hawthorn 2-2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18.3-[.C21])/2" office:value-type="float" office:value="5.15" calcext:value-type="float">
            <text:p>5.1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16600" calcext:value-type="float">
            <text:p>16600</text:p>
          </table:table-cell>
          <table:table-cell table:formula="of:=([.E21]/8)*(1+[.H21])*10000*[.F21]" office:value-type="float" office:value="16222.5" calcext:value-type="float">
            <text:p>16223</text:p>
          </table:table-cell>
          <table:table-cell table:formula="of:=[.J21]+[.I21]" office:value-type="float" office:value="32822.5" calcext:value-type="float">
            <text:p>3282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19687.5" calcext:value-type="float">
            <text:p>19688</text:p>
          </table:table-cell>
          <table:table-cell table:formula="of:=([.E22]/8)*(1+[.H22])*10000*[.F22]" office:value-type="float" office:value="14175" calcext:value-type="float">
            <text:p>14175</text:p>
          </table:table-cell>
          <table:table-cell table:formula="of:=[.J22]+[.I2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45629.25" calcext:value-type="float">
            <text:p>45629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53970.75" calcext:value-type="float">
            <text:p>53971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482.5" calcext:value-type="float">
            <text:p>17483</text:p>
          </table:table-cell>
          <table:table-cell table:formula="of:=[.J25]+[.I25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6])/[.F26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18675" calcext:value-type="float">
            <text:p>18675</text:p>
          </table:table-cell>
          <table:table-cell table:formula="of:=([.E26]/8)*(1+[.H26])*10000*[.F26]" office:value-type="float" office:value="17955" calcext:value-type="float">
            <text:p>17955</text:p>
          </table:table-cell>
          <table:table-cell table:formula="of:=[.J26]+[.I26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66420.75" calcext:value-type="float">
            <text:p>66421</text:p>
          </table:table-cell>
          <table:table-cell table:formula="of:=([.E27]/8)*(1+[.H27])*10000*[.F27]" office:value-type="float" office:value="0" calcext:value-type="float">
            <text:p>0</text:p>
          </table:table-cell>
          <table:table-cell table:formula="of:=[.J27]+[.I27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41500" calcext:value-type="float">
            <text:p>415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41500" calcext:value-type="float">
            <text:p>41500</text:p>
          </table:table-cell>
          <table:table-cell table:formula="of:=([.E29]/8)*(1+[.H29])*10000*[.F29]" office:value-type="float" office:value="0" calcext:value-type="float">
            <text:p>0</text:p>
          </table:table-cell>
          <table:table-cell table:formula="of:=[.J29]+[.I29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30]*[.D30]))/[.F3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37800" calcext:value-type="float">
            <text:p>37800</text:p>
          </table:table-cell>
          <table:table-cell table:formula="of:=([.E30]/8)*(1+[.H30])*10000*[.F30]" office:value-type="float" office:value="7875" calcext:value-type="float">
            <text:p>7875</text:p>
          </table:table-cell>
          <table:table-cell table:formula="of:=[.J30]+[.I30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45650" calcext:value-type="float">
            <text:p>4565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56025" calcext:value-type="float">
            <text:p>560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33200" calcext:value-type="float">
            <text:p>33200</text:p>
          </table:table-cell>
          <table:table-cell table:formula="of:=([.E33]/8)*(1+[.H33])*10000*[.F33]" office:value-type="float" office:value="31500" calcext:value-type="float">
            <text:p>31500</text:p>
          </table:table-cell>
          <table:table-cell table:formula="of:=[.J33]+[.I33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3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34583.3333333333" calcext:value-type="float">
            <text:p>34583</text:p>
          </table:table-cell>
          <table:table-cell table:formula="of:=([.E34]/8)*(1+[.H34])*10000*[.F34]" office:value-type="float" office:value="13125" calcext:value-type="float">
            <text:p>13125</text:p>
          </table:table-cell>
          <table:table-cell table:formula="of:=[.J34]+[.I34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35]*[.D35]))/[.F35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22050" calcext:value-type="float">
            <text:p>22050</text:p>
          </table:table-cell>
          <table:table-cell table:formula="of:=([.E35]/8)*(1+[.H35])*10000*[.F35]" office:value-type="float" office:value="39375" calcext:value-type="float">
            <text:p>39375</text:p>
          </table:table-cell>
          <table:table-cell table:formula="of:=[.J35]+[.I35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66400" calcext:value-type="float">
            <text:p>66400</text:p>
          </table:table-cell>
          <table:table-cell table:formula="of:=([.E36]/8)*(1+[.H36])*10000*[.F36]" office:value-type="float" office:value="0" calcext:value-type="float">
            <text:p>0</text:p>
          </table:table-cell>
          <table:table-cell table:formula="of:=[.J36]+[.I36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67437.5" calcext:value-type="float">
            <text:p>67438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8]*[.D38]))/[.F3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47250" calcext:value-type="float">
            <text:p>47250</text:p>
          </table:table-cell>
          <table:table-cell table:formula="of:=([.E38]/8)*(1+[.H38])*10000*[.F38]" office:value-type="float" office:value="18900" calcext:value-type="float">
            <text:p>18900</text:p>
          </table:table-cell>
          <table:table-cell table:formula="of:=[.J38]+[.I38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53327.5" calcext:value-type="float">
            <text:p>53328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70875" calcext:value-type="float">
            <text:p>70875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6700" calcext:value-type="float">
            <text:p>56700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45150" calcext:value-type="float">
            <text:p>45150</text:p>
          </table:table-cell>
          <table:table-cell table:formula="of:=([.E42]/8)*(1+[.H42])*10000*[.F42]" office:value-type="float" office:value="33862.5" calcext:value-type="float">
            <text:p>33863</text:p>
          </table:table-cell>
          <table:table-cell table:formula="of:=[.J42]+[.I42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1425" calcext:value-type="float">
            <text:p>6142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1975" calcext:value-type="float">
            <text:p>51975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70875" calcext:value-type="float">
            <text:p>7087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61425" calcext:value-type="float">
            <text:p>61425</text:p>
          </table:table-cell>
          <table:table-cell table:formula="of:=([.E46]/8)*(1+[.H46])*10000*[.F46]" office:value-type="float" office:value="0" calcext:value-type="float">
            <text:p>0</text:p>
          </table:table-cell>
          <table:table-cell table:formula="of:=[.J46]+[.I46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59850" calcext:value-type="float">
            <text:p>5985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9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69300" calcext:value-type="float">
            <text:p>69300</text:p>
          </table:table-cell>
          <table:table-cell table:formula="of:=([.E49]/8)*(1+[.H49])*10000*[.F49]" office:value-type="float" office:value="0" calcext:value-type="float">
            <text:p>0</text:p>
          </table:table-cell>
          <table:table-cell table:formula="of:=[.J49]+[.I49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63000" calcext:value-type="float">
            <text:p>63000</text:p>
          </table:table-cell>
          <table:table-cell table:formula="of:=([.E50]/8)*(1+[.H50])*10000*[.F50]" office:value-type="float" office:value="0" calcext:value-type="float">
            <text:p>0</text:p>
          </table:table-cell>
          <table:table-cell table:formula="of:=[.J50]+[.I50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63000" calcext:value-type="float">
            <text:p>63000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52]*[.D52]))/[.F52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50400" calcext:value-type="float">
            <text:p>50400</text:p>
          </table:table-cell>
          <table:table-cell table:formula="of:=([.E52]/8)*(1+[.H52])*10000*[.F52]" office:value-type="float" office:value="27405" calcext:value-type="float">
            <text:p>27405</text:p>
          </table:table-cell>
          <table:table-cell table:formula="of:=[.J52]+[.I52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3]/8)*(IF([.C53]&lt;11;(1+[.G53]);(1+[.H53])))*10000*[.D53]" office:value-type="float" office:value="60795" calcext:value-type="float">
            <text:p>6079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4]/8)*(IF([.C54]&lt;11;(1+[.G54]);(1+[.H54])))*10000*[.D54]" office:value-type="float" office:value="70125" calcext:value-type="float">
            <text:p>70125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55]*[.D55]))/[.F55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5]/8)*(IF([.C55]&lt;11;(1+[.G55]);(1+[.H55])))*10000*[.D55]" office:value-type="float" office:value="37500" calcext:value-type="float">
            <text:p>37500</text:p>
          </table:table-cell>
          <table:table-cell table:formula="of:=([.E55]/8)*(1+[.H55])*10000*[.F55]" office:value-type="float" office:value="31250" calcext:value-type="float">
            <text:p>31250</text:p>
          </table:table-cell>
          <table:table-cell table:formula="of:=[.J55]+[.I55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6]/8)*(IF([.C56]&lt;11;(1+[.G56]);(1+[.H56])))*10000*[.D56]" office:value-type="float" office:value="77175" calcext:value-type="float">
            <text:p>77175</text:p>
          </table:table-cell>
          <table:table-cell table:formula="of:=([.E56]/8)*(1+[.H56])*10000*[.F56]" office:value-type="float" office:value="0" calcext:value-type="float">
            <text:p>0</text:p>
          </table:table-cell>
          <table:table-cell table:formula="of:=[.J56]+[.I56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7]/8)*(IF([.C57]&lt;11;(1+[.G57]);(1+[.H57])))*10000*[.D57]" office:value-type="float" office:value="66250" calcext:value-type="float">
            <text:p>66250</text:p>
          </table:table-cell>
          <table:table-cell table:formula="of:=([.E57]/8)*(1+[.H57])*10000*[.F57]" office:value-type="float" office:value="0" calcext:value-type="float">
            <text:p>0</text:p>
          </table:table-cell>
          <table:table-cell table:formula="of:=[.J57]+[.I57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8]*[.D58]))/[.F58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8]/8)*(IF([.C58]&lt;11;(1+[.G58]);(1+[.H58])))*10000*[.D58]" office:value-type="float" office:value="40000" calcext:value-type="float">
            <text:p>40000</text:p>
          </table:table-cell>
          <table:table-cell table:formula="of:=([.E58]/8)*(1+[.H58])*10000*[.F58]" office:value-type="float" office:value="28750" calcext:value-type="float">
            <text:p>28750</text:p>
          </table:table-cell>
          <table:table-cell table:formula="of:=[.J58]+[.I58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9]*[.D59]))/[.F5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9]/8)*(IF([.C59]&lt;11;(1+[.G59]);(1+[.H59])))*10000*[.D59]" office:value-type="float" office:value="75600" calcext:value-type="float">
            <text:p>75600</text:p>
          </table:table-cell>
          <table:table-cell table:formula="of:=([.E59]/8)*(1+[.H59])*10000*[.F59]" office:value-type="float" office:value="11025" calcext:value-type="float">
            <text:p>11025</text:p>
          </table:table-cell>
          <table:table-cell table:formula="of:=[.J59]+[.I59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60]*[.D60]))/[.F60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54310.88245" calcext:value-type="float">
            <text:p>54311</text:p>
          </table:table-cell>
          <table:table-cell table:formula="of:=([.E60]/8)*(1+[.H60])*10000*[.F60]" office:value-type="float" office:value="28876.61755" calcext:value-type="float">
            <text:p>28877</text:p>
          </table:table-cell>
          <table:table-cell table:formula="of:=[.J60]+[.I60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61]*[.D61]))/[.F6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1]/8)*(IF([.C61]&lt;11;(1+[.G61]);(1+[.H61])))*10000*[.D61]" office:value-type="float" office:value="78750" calcext:value-type="float">
            <text:p>78750</text:p>
          </table:table-cell>
          <table:table-cell table:formula="of:=([.E61]/8)*(1+[.H61])*10000*[.F61]" office:value-type="float" office:value="19687.5" calcext:value-type="float">
            <text:p>19688</text:p>
          </table:table-cell>
          <table:table-cell table:formula="of:=[.J61]+[.I61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2]/8)*(IF([.C62]&lt;11;(1+[.G62]);(1+[.H62])))*10000*[.D62]" office:value-type="float" office:value="85050" calcext:value-type="float">
            <text:p>85050</text:p>
          </table:table-cell>
          <table:table-cell table:formula="of:=([.E62]/8)*(1+[.H62])*10000*[.F62]" office:value-type="float" office:value="29925" calcext:value-type="float">
            <text:p>29925</text:p>
          </table:table-cell>
          <table:table-cell table:formula="of:=[.J62]+[.I62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63]*[.D63]))/[.F63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54625.21625" calcext:value-type="float">
            <text:p>54625</text:p>
          </table:table-cell>
          <table:table-cell table:formula="of:=([.E63]/8)*(1+[.H63])*10000*[.F63]" office:value-type="float" office:value="29112.28375" calcext:value-type="float">
            <text:p>29112</text:p>
          </table:table-cell>
          <table:table-cell table:formula="of:=[.J63]+[.I63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64]/8)*(IF([.C64]&lt;11;(1+[.G64]);(1+[.H64])))*10000*[.D64]" office:value-type="float" office:value="78750" calcext:value-type="float">
            <text:p>78750</text:p>
          </table:table-cell>
          <table:table-cell table:formula="of:=([.E64]/8)*(1+[.H64])*10000*[.F64]" office:value-type="float" office:value="0" calcext:value-type="float">
            <text:p>0</text:p>
          </table:table-cell>
          <table:table-cell table:formula="of:=[.J64]+[.I64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5]*[.D65]))/[.F65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5]/8)*(IF([.C65]&lt;11;(1+[.G65]);(1+[.H65])))*10000*[.D65]" office:value-type="float" office:value="78750" calcext:value-type="float">
            <text:p>78750</text:p>
          </table:table-cell>
          <table:table-cell table:formula="of:=([.E65]/8)*(1+[.H65])*10000*[.F65]" office:value-type="float" office:value="24937.5" calcext:value-type="float">
            <text:p>24938</text:p>
          </table:table-cell>
          <table:table-cell table:formula="of:=[.J65]+[.I65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66]*[.D66]))/[.F66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6]/8)*(IF([.C66]&lt;11;(1+[.G66]);(1+[.H66])))*10000*[.D66]" office:value-type="float" office:value="54764.93" calcext:value-type="float">
            <text:p>54765</text:p>
          </table:table-cell>
          <table:table-cell table:formula="of:=([.E66]/8)*(1+[.H66])*10000*[.F66]" office:value-type="float" office:value="31310.07" calcext:value-type="float">
            <text:p>31310</text:p>
          </table:table-cell>
          <table:table-cell table:formula="of:=[.J66]+[.I66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7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7]/8)*(IF([.C67]&lt;11;(1+[.G67]);(1+[.H67])))*10000*[.D67]" office:value-type="float" office:value="85050" calcext:value-type="float">
            <text:p>85050</text:p>
          </table:table-cell>
          <table:table-cell table:formula="of:=([.E67]/8)*(1+[.H67])*10000*[.F67]" office:value-type="float" office:value="34650" calcext:value-type="float">
            <text:p>34650</text:p>
          </table:table-cell>
          <table:table-cell table:formula="of:=[.J67]+[.I67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8]*[.D68]))/[.F68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3737.5" calcext:value-type="float">
            <text:p>83738</text:p>
          </table:table-cell>
          <table:table-cell table:formula="of:=([.E68]/8)*(1+[.H68])*10000*[.F68]" office:value-type="float" office:value="43862.5" calcext:value-type="float">
            <text:p>43863</text:p>
          </table:table-cell>
          <table:table-cell table:formula="of:=[.J68]+[.I68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9]*[.D69]))/[.F69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74250" calcext:value-type="float">
            <text:p>74250</text:p>
          </table:table-cell>
          <table:table-cell table:formula="of:=([.E69]/8)*(1+[.H69])*10000*[.F69]" office:value-type="float" office:value="13750" calcext:value-type="float">
            <text:p>13750</text:p>
          </table:table-cell>
          <table:table-cell table:formula="of:=[.J69]+[.I69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70]*[.D70]))/[.F7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0]/8)*(IF([.C70]&lt;11;(1+[.G70]);(1+[.H70])))*10000*[.D70]" office:value-type="float" office:value="81900" calcext:value-type="float">
            <text:p>81900</text:p>
          </table:table-cell>
          <table:table-cell table:formula="of:=([.E70]/8)*(1+[.H70])*10000*[.F70]" office:value-type="float" office:value="18900" calcext:value-type="float">
            <text:p>18900</text:p>
          </table:table-cell>
          <table:table-cell table:formula="of:=[.J70]+[.I70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71]*[.D71]))/[.F71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1]/8)*(IF([.C71]&lt;11;(1+[.G71]);(1+[.H71])))*10000*[.D71]" office:value-type="float" office:value="78750" calcext:value-type="float">
            <text:p>78750</text:p>
          </table:table-cell>
          <table:table-cell table:formula="of:=([.E71]/8)*(1+[.H71])*10000*[.F71]" office:value-type="float" office:value="27693.75" calcext:value-type="float">
            <text:p>27694</text:p>
          </table:table-cell>
          <table:table-cell table:formula="of:=[.J71]+[.I71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2]/8)*(IF([.C72]&lt;11;(1+[.G72]);(1+[.H72])))*10000*[.D72]" office:value-type="float" office:value="79222.5" calcext:value-type="float">
            <text:p>79223</text:p>
          </table:table-cell>
          <table:table-cell table:formula="of:=([.E72]/8)*(1+[.H72])*10000*[.F72]" office:value-type="float" office:value="0" calcext:value-type="float">
            <text:p>0</text:p>
          </table:table-cell>
          <table:table-cell table:formula="of:=[.J72]+[.I72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73]*[.D73]))/[.F73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46750" calcext:value-type="float">
            <text:p>46750</text:p>
          </table:table-cell>
          <table:table-cell table:formula="of:=([.E73]/8)*(1+[.H73])*10000*[.F73]" office:value-type="float" office:value="39875" calcext:value-type="float">
            <text:p>39875</text:p>
          </table:table-cell>
          <table:table-cell table:formula="of:=[.J73]+[.I73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74]*[.D74]))/[.F74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4]/8)*(IF([.C74]&lt;11;(1+[.G74]);(1+[.H74])))*10000*[.D74]" office:value-type="float" office:value="82687.5" calcext:value-type="float">
            <text:p>82688</text:p>
          </table:table-cell>
          <table:table-cell table:formula="of:=([.E74]/8)*(1+[.H74])*10000*[.F74]" office:value-type="float" office:value="26250" calcext:value-type="float">
            <text:p>26250</text:p>
          </table:table-cell>
          <table:table-cell table:formula="of:=[.J74]+[.I74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75]*[.D75]))/[.F75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60500" calcext:value-type="float">
            <text:p>60500</text:p>
          </table:table-cell>
          <table:table-cell table:formula="of:=([.E75]/8)*(1+[.H75])*10000*[.F75]" office:value-type="float" office:value="28875" calcext:value-type="float">
            <text:p>28875</text:p>
          </table:table-cell>
          <table:table-cell table:formula="of:=[.J75]+[.I75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76]*[.D76])/[.F76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6]/8)*(IF([.C76]&lt;11;(1+[.G76]);(1+[.H76])))*10000*[.D76]" office:value-type="float" office:value="89775" calcext:value-type="float">
            <text:p>89775</text:p>
          </table:table-cell>
          <table:table-cell table:formula="of:=([.E76]/8)*(1+[.H76])*10000*[.F76]" office:value-type="float" office:value="28350" calcext:value-type="float">
            <text:p>28350</text:p>
          </table:table-cell>
          <table:table-cell table:formula="of:=[.J76]+[.I76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7]*[.D77]))/[.F77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7]/8)*(IF([.C77]&lt;11;(1+[.G77]);(1+[.H77])))*10000*[.D77]" office:value-type="float" office:value="86625" calcext:value-type="float">
            <text:p>86625</text:p>
          </table:table-cell>
          <table:table-cell table:formula="of:=([.E77]/8)*(1+[.H77])*10000*[.F77]" office:value-type="float" office:value="32025" calcext:value-type="float">
            <text:p>32025</text:p>
          </table:table-cell>
          <table:table-cell table:formula="of:=[.J77]+[.I77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8]*[.D78]))/[.F78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82500" calcext:value-type="float">
            <text:p>82500</text:p>
          </table:table-cell>
          <table:table-cell table:formula="of:=([.E78]/8)*(1+[.H78])*10000*[.F78]" office:value-type="float" office:value="36162.5" calcext:value-type="float">
            <text:p>36163</text:p>
          </table:table-cell>
          <table:table-cell table:formula="of:=[.J78]+[.I78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9]*[.D79]))/[.F79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9]/8)*(IF([.C79]&lt;11;(1+[.G79]);(1+[.H79])))*10000*[.D79]" office:value-type="float" office:value="90956.25" calcext:value-type="float">
            <text:p>90956</text:p>
          </table:table-cell>
          <table:table-cell table:formula="of:=([.E79]/8)*(1+[.H79])*10000*[.F79]" office:value-type="float" office:value="42418.75" calcext:value-type="float">
            <text:p>42419</text:p>
          </table:table-cell>
          <table:table-cell table:formula="of:=[.J79]+[.I79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80]*[.D80]))/[.F8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74250" calcext:value-type="float">
            <text:p>74250</text:p>
          </table:table-cell>
          <table:table-cell table:formula="of:=([.E80]/8)*(1+[.H80])*10000*[.F80]" office:value-type="float" office:value="31625" calcext:value-type="float">
            <text:p>31625</text:p>
          </table:table-cell>
          <table:table-cell table:formula="of:=[.J80]+[.I80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75625" calcext:value-type="float">
            <text:p>75625</text:p>
          </table:table-cell>
          <table:table-cell table:formula="of:=([.E81]/8)*(1+[.H81])*10000*[.F81]" office:value-type="float" office:value="13750" calcext:value-type="float">
            <text:p>13750</text:p>
          </table:table-cell>
          <table:table-cell table:formula="of:=[.J81]+[.I81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2]/8)*(IF([.C82]&lt;11;(1+[.G82]);(1+[.H82])))*10000*[.D82]" office:value-type="float" office:value="44100" calcext:value-type="float">
            <text:p>44100</text:p>
          </table:table-cell>
          <table:table-cell table:formula="of:=([.E82]/8)*(1+[.H82])*10000*[.F82]" office:value-type="float" office:value="22050" calcext:value-type="float">
            <text:p>22050</text:p>
          </table:table-cell>
          <table:table-cell table:formula="of:=[.J82]+[.I8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83]*[.D83]))/[.F83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57750" calcext:value-type="float">
            <text:p>57750</text:p>
          </table:table-cell>
          <table:table-cell table:formula="of:=([.E83]/8)*(1+[.H83])*10000*[.F83]" office:value-type="float" office:value="35750" calcext:value-type="float">
            <text:p>35750</text:p>
          </table:table-cell>
          <table:table-cell table:formula="of:=[.J83]+[.I83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4]*[.D84]))/[.F84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82500" calcext:value-type="float">
            <text:p>82500</text:p>
          </table:table-cell>
          <table:table-cell table:formula="of:=([.E84]/8)*(1+[.H84])*10000*[.F84]" office:value-type="float" office:value="28875" calcext:value-type="float">
            <text:p>28875</text:p>
          </table:table-cell>
          <table:table-cell table:formula="of:=[.J84]+[.I84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85]*[.D85]))/[.F85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2687.5" calcext:value-type="float">
            <text:p>82688</text:p>
          </table:table-cell>
          <table:table-cell table:formula="of:=([.E85]/8)*(1+[.H85])*10000*[.F85]" office:value-type="float" office:value="56700" calcext:value-type="float">
            <text:p>56700</text:p>
          </table:table-cell>
          <table:table-cell table:formula="of:=[.J85]+[.I85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6]*[.D86]))/[.F86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6]/8)*(IF([.C86]&lt;11;(1+[.G86]);(1+[.H86])))*10000*[.D86]" office:value-type="float" office:value="82500" calcext:value-type="float">
            <text:p>82500</text:p>
          </table:table-cell>
          <table:table-cell table:formula="of:=([.E86]/8)*(1+[.H86])*10000*[.F86]" office:value-type="float" office:value="28875" calcext:value-type="float">
            <text:p>28875</text:p>
          </table:table-cell>
          <table:table-cell table:formula="of:=[.J86]+[.I86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7]*[.D87]))/[.F87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7]/8)*(IF([.C87]&lt;11;(1+[.G87]);(1+[.H87])))*10000*[.D87]" office:value-type="float" office:value="70125" calcext:value-type="float">
            <text:p>70125</text:p>
          </table:table-cell>
          <table:table-cell table:formula="of:=([.E87]/8)*(1+[.H87])*10000*[.F87]" office:value-type="float" office:value="59125" calcext:value-type="float">
            <text:p>59125</text:p>
          </table:table-cell>
          <table:table-cell table:formula="of:=[.J87]+[.I87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8]*[.D88]))/[.F88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8]/8)*(IF([.C88]&lt;11;(1+[.G88]);(1+[.H88])))*10000*[.D88]" office:value-type="float" office:value="110000" calcext:value-type="float">
            <text:p>110000</text:p>
          </table:table-cell>
          <table:table-cell table:formula="of:=([.E88]/8)*(1+[.H88])*10000*[.F88]" office:value-type="float" office:value="37125" calcext:value-type="float">
            <text:p>37125</text:p>
          </table:table-cell>
          <table:table-cell table:formula="of:=[.J88]+[.I88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9]*[.D89]))/[.F89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9]/8)*(IF([.C89]&lt;11;(1+[.G89]);(1+[.H89])))*10000*[.D89]" office:value-type="float" office:value="90750" calcext:value-type="float">
            <text:p>90750</text:p>
          </table:table-cell>
          <table:table-cell table:formula="of:=([.E89]/8)*(1+[.H89])*10000*[.F89]" office:value-type="float" office:value="53075" calcext:value-type="float">
            <text:p>53075</text:p>
          </table:table-cell>
          <table:table-cell table:formula="of:=[.J89]+[.I89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90]*[.D90]))/[.F90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0]/8)*(IF([.C90]&lt;11;(1+[.G90]);(1+[.H90])))*10000*[.D90]" office:value-type="float" office:value="90750" calcext:value-type="float">
            <text:p>90750</text:p>
          </table:table-cell>
          <table:table-cell table:formula="of:=([.E90]/8)*(1+[.H90])*10000*[.F90]" office:value-type="float" office:value="37125" calcext:value-type="float">
            <text:p>37125</text:p>
          </table:table-cell>
          <table:table-cell table:formula="of:=[.J90]+[.I90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91]*[.D91]))/[.F91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1]/8)*(IF([.C91]&lt;11;(1+[.G91]);(1+[.H91])))*10000*[.D91]" office:value-type="float" office:value="74250" calcext:value-type="float">
            <text:p>74250</text:p>
          </table:table-cell>
          <table:table-cell table:formula="of:=([.E91]/8)*(1+[.H91])*10000*[.F91]" office:value-type="float" office:value="37125" calcext:value-type="float">
            <text:p>37125</text:p>
          </table:table-cell>
          <table:table-cell table:formula="of:=[.J91]+[.I9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92]*[.D92]))/[.F92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2]/8)*(IF([.C92]&lt;11;(1+[.G92]);(1+[.H92])))*10000*[.D92]" office:value-type="float" office:value="86625" calcext:value-type="float">
            <text:p>86625</text:p>
          </table:table-cell>
          <table:table-cell table:formula="of:=([.E92]/8)*(1+[.H92])*10000*[.F92]" office:value-type="float" office:value="57487.5" calcext:value-type="float">
            <text:p>57488</text:p>
          </table:table-cell>
          <table:table-cell table:formula="of:=[.J92]+[.I92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93]*[.D93]))/[.F93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3]/8)*(IF([.C93]&lt;11;(1+[.G93]);(1+[.H93])))*10000*[.D93]" office:value-type="float" office:value="78750" calcext:value-type="float">
            <text:p>78750</text:p>
          </table:table-cell>
          <table:table-cell table:formula="of:=([.E93]/8)*(1+[.H93])*10000*[.F93]" office:value-type="float" office:value="41625" calcext:value-type="float">
            <text:p>41625</text:p>
          </table:table-cell>
          <table:table-cell table:formula="of:=[.J93]+[.I93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4]/8)*(IF([.C94]&lt;11;(1+[.G94]);(1+[.H94])))*10000*[.D94]" office:value-type="float" office:value="75600" calcext:value-type="float">
            <text:p>75600</text:p>
          </table:table-cell>
          <table:table-cell table:formula="of:=([.E94]/8)*(1+[.H94])*10000*[.F94]" office:value-type="float" office:value="0" calcext:value-type="float">
            <text:p>0</text:p>
          </table:table-cell>
          <table:table-cell table:formula="of:=[.J94]+[.I94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95]*[.D95]))/[.F95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5]/8)*(IF([.C95]&lt;11;(1+[.G95]);(1+[.H95])))*10000*[.D95]" office:value-type="float" office:value="71250" calcext:value-type="float">
            <text:p>71250</text:p>
          </table:table-cell>
          <table:table-cell table:formula="of:=([.E95]/8)*(1+[.H95])*10000*[.F95]" office:value-type="float" office:value="38000" calcext:value-type="float">
            <text:p>38000</text:p>
          </table:table-cell>
          <table:table-cell table:formula="of:=[.J95]+[.I95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96]*[.D96]))/[.F96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6]/8)*(IF([.C96]&lt;11;(1+[.G96]);(1+[.H96])))*10000*[.D96]" office:value-type="float" office:value="86625" calcext:value-type="float">
            <text:p>86625</text:p>
          </table:table-cell>
          <table:table-cell table:formula="of:=([.E96]/8)*(1+[.H96])*10000*[.F96]" office:value-type="float" office:value="53681.25" calcext:value-type="float">
            <text:p>53681</text:p>
          </table:table-cell>
          <table:table-cell table:formula="of:=[.J96]+[.I96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7]/8)*(IF([.C97]&lt;11;(1+[.G97]);(1+[.H97])))*10000*[.D97]" office:value-type="float" office:value="190250" calcext:value-type="float">
            <text:p>190250</text:p>
          </table:table-cell>
          <table:table-cell table:formula="of:=([.E97]/8)*(1+[.H97])*10000*[.F97]" office:value-type="float" office:value="0" calcext:value-type="float">
            <text:p>0</text:p>
          </table:table-cell>
          <table:table-cell table:formula="of:=[.J97]+[.I97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8]/8)*(IF([.C98]&lt;11;(1+[.G98]);(1+[.H98])))*10000*[.D98]" office:value-type="float" office:value="94500" calcext:value-type="float">
            <text:p>94500</text:p>
          </table:table-cell>
          <table:table-cell table:formula="of:=([.E98]/8)*(1+[.H98])*10000*[.F98]" office:value-type="float" office:value="53392.5" calcext:value-type="float">
            <text:p>53393</text:p>
          </table:table-cell>
          <table:table-cell table:formula="of:=[.J98]+[.I98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9]*[.D99]))/[.F9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9]/8)*(IF([.C99]&lt;11;(1+[.G99]);(1+[.H99])))*10000*[.D99]" office:value-type="float" office:value="115000" calcext:value-type="float">
            <text:p>115000</text:p>
          </table:table-cell>
          <table:table-cell table:formula="of:=([.E99]/8)*(1+[.H99])*10000*[.F99]" office:value-type="float" office:value="7187.5" calcext:value-type="float">
            <text:p>7188</text:p>
          </table:table-cell>
          <table:table-cell table:formula="of:=[.J99]+[.I99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100]*[.D100]))/[.F100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100]/8)*(IF([.C100]&lt;11;(1+[.G100]);(1+[.H100])))*10000*[.D100]" office:value-type="float" office:value="92193.75" calcext:value-type="float">
            <text:p>92194</text:p>
          </table:table-cell>
          <table:table-cell table:formula="of:=([.E100]/8)*(1+[.H100])*10000*[.F100]" office:value-type="float" office:value="49293.75" calcext:value-type="float">
            <text:p>49294</text:p>
          </table:table-cell>
          <table:table-cell table:formula="of:=[.J100]+[.I100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101]*[.D101]))/[.F101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101]/8)*(IF([.C101]&lt;11;(1+[.G101]);(1+[.H101])))*10000*[.D101]" office:value-type="float" office:value="86625" calcext:value-type="float">
            <text:p>86625</text:p>
          </table:table-cell>
          <table:table-cell table:formula="of:=([.E101]/8)*(1+[.H101])*10000*[.F101]" office:value-type="float" office:value="50187.5" calcext:value-type="float">
            <text:p>50188</text:p>
          </table:table-cell>
          <table:table-cell table:formula="of:=[.J101]+[.I101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102]*[.D102]))/[.F102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102]/8)*(IF([.C102]&lt;11;(1+[.G102]);(1+[.H102])))*10000*[.D102]" office:value-type="float" office:value="82500" calcext:value-type="float">
            <text:p>82500</text:p>
          </table:table-cell>
          <table:table-cell table:formula="of:=([.E102]/8)*(1+[.H102])*10000*[.F102]" office:value-type="float" office:value="44825" calcext:value-type="float">
            <text:p>44825</text:p>
          </table:table-cell>
          <table:table-cell table:formula="of:=[.J102]+[.I102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6" office:value-type="string" calcext:value-type="string">
            <text:p>Wear capacity</text:p>
          </table:table-cell>
          <table:table-cell table:style-name="ce6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formula="of:=[.A2]*[.B2]*12*[.C2]" office:value-type="float" office:value="120" calcext:value-type="float">
            <text:p>120</text:p>
          </table:table-cell>
          <table:table-cell table:formula="of:=[.D2]*10000" office:value-type="float" office:value="1200000" calcext:value-type="float">
            <text:p>1200000</text:p>
          </table:table-cell>
          <table:table-cell table:style-name="ce8" office:value-type="string" calcext:value-type="string">
            <text:p>Waggonway</text:p>
          </table:table-cell>
          <table:table-cell table:style-name="ce9" office:value-type="string" calcext:value-type="string">
            <text:p>This is no longer the value used in game</text:p>
          </table:table-cell>
          <table:table-cell table:style-name="ce1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*[.B3]*12*[.C3]" office:value-type="float" office:value="864" calcext:value-type="float">
            <text:p>864</text:p>
          </table:table-cell>
          <table:table-cell table:formula="of:=[.D3]*10000" office:value-type="float" office:value="8640000" calcext:value-type="float">
            <text:p>86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[.A4]*[.B4]*12*[.C4]" office:value-type="float" office:value="2016" calcext:value-type="float">
            <text:p>2016</text:p>
          </table:table-cell>
          <table:table-cell table:formula="of:=[.D4]*10000" office:value-type="float" office:value="20160000" calcext:value-type="float">
            <text:p>20160000</text:p>
          </table:table-cell>
          <table:table-cell office:value-type="string" calcext:value-type="string">
            <text:p>Wrought iron fishbelly 28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]*[.B5]*12*[.C5]" office:value-type="float" office:value="2880" calcext:value-type="float">
            <text:p>2880</text:p>
          </table:table-cell>
          <table:table-cell table:formula="of:=[.D5]*10000" office:value-type="float" office:value="28800000" calcext:value-type="float">
            <text:p>28800000</text:p>
          </table:table-cell>
          <table:table-cell office:value-type="string" calcext:value-type="string">
            <text:p>Wrought iron fishbelly 35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6]*[.B6]*12*[.C6]" office:value-type="float" office:value="14256" calcext:value-type="float">
            <text:p>14256</text:p>
          </table:table-cell>
          <table:table-cell table:formula="of:=[.D6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6]+[.D8]+[.D8])/3" office:value-type="float" office:value="23184" calcext:value-type="float">
            <text:p>23184</text:p>
          </table:table-cell>
          <table:table-cell table:formula="of:=[.D7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8]*[.B8]*12*[.C8]" office:value-type="float" office:value="27648" calcext:value-type="float">
            <text:p>27648</text:p>
          </table:table-cell>
          <table:table-cell table:formula="of:=[.D8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9]*[.B9]*12*[.C9]" office:value-type="float" office:value="44640" calcext:value-type="float">
            <text:p>44640</text:p>
          </table:table-cell>
          <table:table-cell table:formula="of:=[.D9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10]*[.B10]*12*[.C10]" office:value-type="float" office:value="57600" calcext:value-type="float">
            <text:p>57600</text:p>
          </table:table-cell>
          <table:table-cell table:formula="of:=[.D10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11]*[.B11]*12*[.C11]" office:value-type="float" office:value="154800" calcext:value-type="float">
            <text:p>154800</text:p>
          </table:table-cell>
          <table:table-cell table:formula="of:=[.D11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2]*[.B12]*12*[.C12]" office:value-type="float" office:value="122880" calcext:value-type="float">
            <text:p>122880</text:p>
          </table:table-cell>
          <table:table-cell table:formula="of:=[.D12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3]*[.B13]*12*[.C13]" office:value-type="float" office:value="232320" calcext:value-type="float">
            <text:p>232320</text:p>
          </table:table-cell>
          <table:table-cell table:formula="of:=[.D13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4]*[.B14]*12*[.C14]" office:value-type="float" office:value="274560" calcext:value-type="float">
            <text:p>274560</text:p>
          </table:table-cell>
          <table:table-cell table:formula="of:=[.D14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5]*[.B15]*12*[.C15]" office:value-type="float" office:value="316800" calcext:value-type="float">
            <text:p>316800</text:p>
          </table:table-cell>
          <table:table-cell table:formula="of:=[.D15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6]*[.B16]*12*[.C16]" office:value-type="float" office:value="405000" calcext:value-type="float">
            <text:p>405000</text:p>
          </table:table-cell>
          <table:table-cell table:formula="of:=[.D16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2]*85)/70" office:value-type="float" office:value="149211.428571429" calcext:value-type="float">
            <text:p>149211</text:p>
          </table:table-cell>
          <table:table-cell table:formula="of:=[.D17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12800" calcext:value-type="float">
            <text:p>412800</text:p>
          </table:table-cell>
          <table:table-cell table:formula="of:=[.D18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9]*[.B19]*12*[.C19]" office:value-type="float" office:value="239760" calcext:value-type="float">
            <text:p>239760</text:p>
          </table:table-cell>
          <table:table-cell table:formula="of:=[.D19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0000" calcext:value-type="float">
            <text:p>420000</text:p>
          </table:table-cell>
          <table:table-cell table:formula="of:=[.D20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1]*[.B21]*12*[.C21]" office:value-type="float" office:value="411600" calcext:value-type="float">
            <text:p>411600</text:p>
          </table:table-cell>
          <table:table-cell table:formula="of:=[.D21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2]*[.B22]*12*[.C22]" office:value-type="float" office:value="423360" calcext:value-type="float">
            <text:p>423360</text:p>
          </table:table-cell>
          <table:table-cell table:formula="of:=[.D22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3]*[.B23]*12*[.C23]" office:value-type="float" office:value="360000" calcext:value-type="float">
            <text:p>360000</text:p>
          </table:table-cell>
          <table:table-cell table:formula="of:=[.D23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102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8-01-02T13:54:33.710378112</dc:date>
    <meta:editing-duration>P7DT12H36M15S</meta:editing-duration>
    <meta:editing-cycles>98</meta:editing-cycles>
    <meta:generator>LibreOffice/5.1.6.2$Linux_X86_64 LibreOffice_project/10m0$Build-2</meta:generator>
    <dc:creator>James Petts</dc:creator>
    <meta:document-statistic meta:table-count="2" meta:cell-count="1266" meta:object-count="0"/>
  </office:meta>
</office:document-meta>
</file>